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bf32a"/>
    </style:style>
    <style:style style:name="P2" style:family="paragraph" style:parent-style-name="Heading">
      <style:text-properties officeooo:paragraph-rsid="001bf32a"/>
    </style:style>
    <style:style style:name="P3" style:family="paragraph" style:parent-style-name="Text_20_body">
      <style:text-properties officeooo:paragraph-rsid="001bf32a"/>
    </style:style>
    <style:style style:name="P4" style:family="paragraph" style:parent-style-name="Text_20_body">
      <style:text-properties officeooo:paragraph-rsid="001c20cb"/>
    </style:style>
    <style:style style:name="P5" style:family="paragraph" style:parent-style-name="Text_20_body">
      <style:text-properties officeooo:paragraph-rsid="001f0a37"/>
    </style:style>
    <style:style style:name="P6" style:family="paragraph" style:parent-style-name="Heading_20_1">
      <style:text-properties officeooo:paragraph-rsid="001c20cb"/>
    </style:style>
    <style:style style:name="T1" style:family="text">
      <style:text-properties officeooo:rsid="001bf32a"/>
    </style:style>
    <style:style style:name="T2" style:family="text">
      <style:text-properties officeooo:rsid="001c20cb"/>
    </style:style>
    <style:style style:name="T3" style:family="text">
      <style:text-properties officeooo:rsid="001dbe79"/>
    </style:style>
    <style:style style:name="T4" style:family="text">
      <style:text-properties fo:font-weight="bold" officeooo:rsid="001dbe79" style:font-weight-asian="bold" style:font-weight-complex="bold"/>
    </style:style>
    <style:style style:name="T5" style:family="text">
      <style:text-properties fo:font-weight="normal" officeooo:rsid="001dbe79" style:font-weight-asian="normal" style:font-weight-complex="normal"/>
    </style:style>
    <style:style style:name="T6" style:family="text">
      <style:text-properties fo:font-weight="normal" officeooo:rsid="001f0a3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CS224 Project</text:span></text:h>
      <text:p text:style-name="P1"><text:span text:style-name="T1">By Lansdon Page</text:span></text:p>
      <text:p text:style-name="P1"><text:span text:style-name="T1">12/9/2012</text:span></text:p>
      <text:p text:style-name="P2"><text:span text:style-name="T1">CMAKE</text:span></text:p>
      <text:p text:style-name="P1"><text:span text:style-name="T1">For the first part of the project, I chose to use the Cmake build system. It took a few tutorials before I found one that got me started. I ended up with some extra complexity that wasn't needed, which would probably be more useful in a bigger project. I had trouble with quite a few things over the course of getting this system working and learned quite a few things along the way. </text:span></text:p>
      <text:p text:style-name="P1"><text:span text:style-name="T1"/></text:p>
      <text:h text:style-name="Heading_20_4" text:outline-level="4"><text:span text:style-name="T1">Difficulties</text:span></text:h>
      <text:p text:style-name="P3"><text:span text:style-name="T1">Version Number – One of the tutorials I read created two variables for version numbers (major/minor) and was displaying </text:span><text:span text:style-name="T1">the variables in the program. The variables are being set in CmakeLists.txt. The problem is my output from the program is only showing 0.0 instead of 1.0. Somewhere my variables are not read or written properly.</text:span></text:p>
      <text:p text:style-name="P3"><text:span text:style-name="T1">Out of Source Build – Multiple places I read about doing Out of Source Builds. This is where you create a build directory and you run cmake FROM the build directory while pointing at your top-level CmakeLists.txt. In my directory structure you go into /project/build and t</text:span><text:span text:style-name="T2">ype 'cmake ..'. This will place the build files into builds/. Now you call 'make' to complete the build. The advantage of doing it this way is that your build files are separated from your source files. CMake doesn't cleanup build files and having them in a seperate folder let's you delete the contents of the folder easily for a fresh build. The problem I ran in to was that I previously ran cmake from the source directory which create a cmake_profile.txt file. That file made out of source builds fail to work properly which was hard for me to determine. I eventually deleted everything except my source and the CmakeLists.txt and got the out of source build to work.</text:span></text:p>
      <text:p text:style-name="P4"><text:span text:style-name="T2">Placing an empty folder on github – After getting out of source to work, I wanted my build folder to be pushed up to github to maintain the directory structure. The problem is, you can't add an empty folder to a commit, and this folder is empty by design. After some searching I found that by playing a .gitignore file in the dierctory, I could 1) tell git to ignore all contents of the folder and 2) Do not ignore my .gitignore file. This automated not seeing the build contents of my build folder when doing git status, as well as making the folder not-empty which allowed the folder to be added to a commit with .gitignore as it's contents.</text:span></text:p>
      <text:p text:style-name="P4"><text:span text:style-name="T2">Shared Library – I originally got cma.c building as a static library. It took some searching to find the SHARED parameters in order to build libcma.so.</text:span></text:p>
      <text:p text:style-name="P4"><text:span text:style-name="T2">Invalid CXX_COMPILER – When first installing Cmake I couldn't get builds to work because I needed to download a resources package that contained c/c++ resources which Cmake needed on my system. </text:span></text:p>
      <text:h text:style-name="P6" text:outline-level="1"><text:span text:style-name="T2">Thread Safe libcma.so</text:span></text:h>
      <text:p text:style-name="P4"><text:span text:style-name="T2">I thought this would be a challenging option, but also an interesting one. It turned out to be very challenging and took quite a bit of researching. I had a minimal idea about the concept of mutexes, and making shared data thread safe by using mutexes to lock/unlock them. I started a new branch of my </text:span><text:soft-page-break/><text:span text:style-name="T2">project to work on the Pthread additions. During the course of writing a test program while doing a Pthread tutorial, I compiled my first c++ program on linux. This turned out to be both good and bad. By itself I was able to compile the porgram using Pthreads using g++. However, when creating the test program for libcma.so I couldn't get it to compile and link properly in c++ using cmake.</text:span></text:p>
      <text:p text:style-name="Text_20_body"><text:span text:style-name="T3">Threads vs Mutexes - For awhile I was getting mixed up on Threads and Mutexes. Eventually it sunk in that threads were associated with functions and mutexes are just toggled locked/unlocked. After realizing this, I added 4 mutexes as static global data in cma.c. This is because of the 4 pieces of static shared data that already existed in cma.c (class_nouse, class_inuse, class_membase, class_limit). The two important ones are nouse and inuse.</text:span></text:p>
      <text:p text:style-name="Text_20_body"><text:span text:style-name="T3">Initialization – When thinking about setting up the cma library to use mutexes, I came across the problem of when this global data is going to get initialized. Mutexes need to be initialized before they are used, and being a library we don't have an immediately obvious place to do this. I read about pthread_once_t which is a one time block which can have an initialization function associated with it. I added one of these also as global data and a bool variable that tracks if the init function has been run. (that may be redundant but can't hurt!). I wrote an init_func where the 4 mutexes are initialized only once. With that in place I still had to figure out where to initially trigger the init. Because of the flow a program has to use to utilize this library, I put the hook to check for initialization in class_memory. This function is the first thing called when you want to request a chunk of memory. Now, the first time it's called, the global mutexes are setup.</text:span></text:p>
      <text:p text:style-name="Text_20_body"><text:span text:style-name="T3">Finding Critical Points – If I had more time I could fine tune the design of mutex usage. I started going through each function and adding mutexes but I realized that there are functions which don't know which global source they belong to (such as class_splitnode). In this function, global data is definitely being manipulated, but the function doesn't know which global list is in use. I could just grab control of everything in a brute force/inefficient way... But I ended up using the mutexes in functions that were the calling objects of all these helper functions. This really came down to malloc. Calloc calls malloc, so there was no need to do anything there. class_malloc however calls almost every helper function that manipulates the global data. For simplicity I decided to add my mutex usage in this function which encapsulates the calls to the helper functions. The problem with this, is that those helper functions </text:span><text:span text:style-name="T4">could </text:span><text:span text:style-name="T5">be used individually be something else, in which case they would not be thread safe. This is why I say I could improve what I'm doing with some more time. I also use the mutexes in the class_free and class_garbage. </text:span></text:p>
      <text:p text:style-name="Text_20_body"><text:span text:style-name="T5">Single Writer/ Multiple Reader Mutexes </text:span><text:span text:style-name="T6">- I</text:span><text:span text:style-name="T5"> read about setting up a special type of mutex that allows multiple clients to read the data at the same time, but when a writer requests the mutex, they get priority and everyone else is blocked until the writer is done. I was planning on implementing this method if I had more time. Ultimately I think that would be useful.</text:span></text:p>
      <text:p text:style-name="P5"><text:span text:style-name="T6">C++ Test file – I couldn't get my .cpp test file to link properly to libcma.so! So frustrating! I ended up making it .c and converting everything to C... I don't understand what the problem was, but it wasn't recognizing the functions from libcma.so even though it seemed to be linked properly. Interestingly I changed ma.c to ma.cpp and it also would link to libcma.so properly. Obviously there's something I need to do for c++ files.</text:span></text:p>
      <text:p text:style-name="P5"><text:span text:style-name="T6">Output differences – I noticed that sometimes running ./thread_test my the program would hang and look like it wasn't completing. However if piping it to less <text:s/>'./thread_test | less' it would finish fine. My test program is creating 10 threads and running the routine from ma.c in each thread. It seems to be working ok.</text:span></text:p>
      <text:p text:style-name="P5"><text:span text:style-name="T6">CONCLUSION – I think I learned quite a bit between these two options. Still much to learn! I need to get c++ building better! I'm allergic to 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04:18:18</meta:creation-date>
    <dc:date>2012-12-09T05:26:31</dc:date>
    <meta:editing-duration>PT13M1S</meta:editing-duration>
    <meta:editing-cycles>1</meta:editing-cycles>
    <meta:document-statistic meta:table-count="0" meta:image-count="0" meta:object-count="0" meta:page-count="2" meta:paragraph-count="20" meta:word-count="1282" meta:character-count="7255" meta:non-whitespace-character-count="5989"/>
    <meta:generator>LibreOffice/3.6$Linux_X86_64 LibreOffice_project/360m1$Build-2</meta:generator>
  </office:meta>
</office:document-meta>
</file>